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6000004ABB41F055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as-char" svg:width="19.32cm" svg:height="24.929cm" draw:z-index="0"><draw:image xlink:href="Pictures/10000000000003B6000004ABB41F055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499cm" fo:margin-right="0.499cm" style:shadow="non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tilisateur</meta:initial-creator>
    <meta:creation-date>2014-10-14T16:39:00</meta:creation-date>
    <dc:date>2016-01-05T19:42:46.862223108</dc:date>
    <meta:print-date>2016-01-05T19:40:18.929002487</meta:print-date>
    <meta:editing-cycles>1</meta:editing-cycles>
    <meta:editing-duration>PT9M</meta:editing-duration>
    <meta:document-statistic meta:table-count="0" meta:image-count="1" meta:object-count="0" meta:page-count="1" meta:paragraph-count="1" meta:word-count="0" meta:character-count="0" meta:non-whitespace-character-count="0"/>
    <meta:generator>LibreOffice/4.2.8.2$Linux_X86_64 LibreOffice_project/420m0$Build-2</meta:generator>
  </office:meta>
</office:document-meta>
</file>